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MMono10" fo:font-size="20pt" style:font-size-asian="17.5pt" style:font-size-complex="20pt"/>
    </style:style>
    <style:style style:name="P2" style:family="paragraph" style:parent-style-name="Standard">
      <style:text-properties style:font-name="LMMono10" fo:font-size="15pt" fo:font-style="italic" style:font-size-asian="13.1000003814697pt" style:font-style-asian="italic" style:font-size-complex="15pt" style:font-style-complex="italic"/>
    </style:style>
    <style:style style:name="P3" style:family="paragraph" style:parent-style-name="Standard" style:list-style-name="L1">
      <style:text-properties style:font-name="LMMono10" fo:font-size="15pt" fo:font-style="italic" style:font-size-asian="13.1000003814697pt" style:font-style-asian="italic" style:font-size-complex="15pt" style:font-style-complex="italic"/>
    </style:style>
    <style:style style:name="P4" style:family="paragraph" style:parent-style-name="Standard">
      <style:text-properties style:font-name="LMMono10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T1" style:family="text">
      <style:text-properties fo:font-size="12pt" fo:font-style="normal" style:font-size-asian="10.5pt" style:font-style-asian="normal" style:font-size-complex="12pt" style:font-style-complex="normal"/>
    </style:style>
    <style:style style:name="T2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LMMono10" fo:font-size="12pt" fo:font-style="normal" style:font-size-asian="10.5pt" style:font-style-asian="norma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Documentación Practica Prod/Consum</text:p>
      <text:p text:style-name="P1"/>
      <text:list xml:id="list1786640025" text:style-name="L1">
        <text:list-item>
          <text:p text:style-name="P3">Cambios realizados</text:p>
        </text:list-item>
      </text:list>
      <text:p text:style-name="P2"><text:tab/></text:p>
      <text:list xml:id="list550583993" text:style-name="L2">
        <text:list-item>
          <text:p text:style-name="P5"><text:span text:style-name="T3">Los cambios que he realizado en esta práctica son los siguientes:</text:span></text:p>
        </text:list-item>
      </text:list>
      <text:p text:style-name="P2"><text:span text:style-name="T1"/></text:p>
      <text:p text:style-name="P2"><text:span text:style-name="T1"><text:tab/>a) He importado la clase monitor:</text:span></text:p>
      <text:p text:style-name="P2"><text:span text:style-name="T1"><text:tab/><text:tab/></text:span><text:span text:style-name="T2">import monitor.* ;</text:span></text:p>
      <text:p text:style-name="P2"><text:span text:style-name="T1"><text:tab/>b) He hecho que la clase Buffer herede de la clase AbstractMonitor:</text:span></text:p>
      <text:p text:style-name="P2"><text:span text:style-name="T1"><text:tab/><text:tab/></text:span><text:span text:style-name="T2">extends AbstractMonitor</text:span></text:p>
      <text:p text:style-name="P2"><text:span text:style-name="T1"><text:tab/>c) He creado dos variables de la clase Condition para establecer la sincronización de cuando produce y cuando se consume:</text:span></text:p>
      <text:p text:style-name="P2"><text:span text:style-name="T1"><text:tab/><text:tab/></text:span><text:span text:style-name="T2">private Condition produce= makeCondition();</text:span></text:p>
      <text:p text:style-name="P4"><text:span text:style-name="T1"><text:tab/><text:tab/>private Condition consume = makeCondition();</text:span></text:p>
      <text:p text:style-name="P2"><text:span text:style-name="T1"><text:tab/>d) En los métodos de depositar y extraer he usado las funciones acorde con las especificaciones del problema productor consumidor pero de forma que se corresponda con el uso de las utilidades de la clase AbstractMonitor:</text:span></text:p>
      <text:p text:style-name="P2"><text:span text:style-name="T1"><text:tab/><text:tab/>public void depositar( double valor ) throws InterruptedException</text:span></text:p>
      <text:p text:style-name="P2"><text:span text:style-name="T1"><text:s text:c="2"/><text:tab/><text:tab/>{ </text:span></text:p>
      <text:p text:style-name="P2"><text:span text:style-name="T1"><text:s text:c="4"/><text:tab/><text:tab/><text:tab/>enter(); </text:span><text:span text:style-name="T2">&lt; ---- Implementa la exclusión mutua</text:span></text:p>
      <text:p text:style-name="P2"><text:span text:style-name="T1"><text:s text:c="3"/><text:tab/><text:tab/><text:tab/>while( cont == numSlots ) produce.await(); <text:s/></text:span><text:span text:style-name="T2">&lt; – Condición de sincronización</text:span><text:span text:style-name="T1"> <text:s text:c="12"/></text:span></text:p>
      <text:p text:style-name="P2"><text:span text:style-name="T1"><text:s text:c="4"/><text:tab/><text:tab/><text:tab/>buffer[cont] = valor; cont++; <text:s/></text:span></text:p>
      <text:p text:style-name="P2"><text:span text:style-name="T1"><text:tab/><text:tab/> <text:s text:c="5"/>consume.signal(); <text:s text:c="3"/></text:span></text:p>
      <text:p text:style-name="P2"><text:span text:style-name="T1"><text:s text:c="4"/><text:tab/><text:tab/><text:tab/>leave(); <text:s/></text:span><text:span text:style-name="T2">&lt; ---- Implementa la exclusión mutua</text:span></text:p>
      <text:p text:style-name="P2"><text:span text:style-name="T1"><text:s text:c="2"/><text:tab/><text:tab/>}</text:span></text:p>
      <text:p text:style-name="P2"><text:span text:style-name="T1"><text:tab/><text:tab/>public double extraer() throws InterruptedException</text:span></text:p>
      <text:p text:style-name="P2"><text:span text:style-name="T1"><text:s text:c="2"/><text:tab/><text:tab/>{ double valor;</text:span></text:p>
      <text:p text:style-name="P2"><text:span text:style-name="T1"><text:s text:c="2"/><text:tab/><text:tab/> <text:s/>enter();</text:span><text:span text:style-name="T2">&lt; ---- Implementa la exclusión mut</text:span></text:p>
      <text:p text:style-name="P2"><text:span text:style-name="T1"><text:s text:c="2"/><text:tab/><text:tab/> <text:s/>while( cont == 0 ) consume.await() ;</text:span><text:span text:style-name="T2"> – Condición de sincronización</text:span></text:p>
      <text:p text:style-name="P2"><text:span text:style-name="T1"><text:s text:c="3"/><text:tab/><text:tab/> <text:s/>cont--; valor = buffer[cont] ;</text:span></text:p>
      <text:p text:style-name="P2"><text:span text:style-name="T1"><text:tab/><text:tab/> <text:s/>produce.signal();</text:span></text:p>
      <text:p text:style-name="P2"><text:span text:style-name="T1"><text:s text:c="3"/><text:tab/><text:tab/> <text:s/>leave();</text:span><text:span text:style-name="T2">&lt; ---- Implementa la exclusión mut</text:span></text:p>
      <text:p text:style-name="P2"><text:span text:style-name="T1"><text:s text:c="3"/><text:tab/><text:tab/> <text:s/>return valor;</text:span></text:p>
      <text:p text:style-name="P2"><text:span text:style-name="T1"><text:s/><text:tab/><text:tab/>}</text:span></text:p>
      <text:p text:style-name="P2"><text:span text:style-name="T1"/></text:p>
      <text:list xml:id="list374706726" text:style-name="L3">
        <text:list-item>
          <text:p text:style-name="P6"><text:soft-page-break/><text:span text:style-name="T3">Salida del programa para 2 productores, 2 consumidores, en un buffer de tamaño 3 y 5 iteraciones por hebra:</text:span></text:p>
        </text:list-item>
      </text:list>
      <text:p text:style-name="P2"><text:span text:style-name="T1"/></text:p>
      <text:p text:style-name="P2"><text:span text:style-name="T1">java EjemploProductorConsumidor 2 2 3 10 10</text:span></text:p>
      <text:p text:style-name="P2"><text:span text:style-name="T1"/></text:p>
      <text:p text:style-name="P2"><text:span text:style-name="T1">productor 0, produciendo 0.0</text:span></text:p>
      <text:p text:style-name="P2"><text:span text:style-name="T1">productor 1, produciendo 100.0</text:span></text:p>
      <text:p text:style-name="P2"><text:span text:style-name="T1">consumidor 0, consumiendo 0.0</text:span></text:p>
      <text:p text:style-name="P2"><text:span text:style-name="T1">productor 1, produciendo 101.0</text:span></text:p>
      <text:p text:style-name="P2"><text:span text:style-name="T1">productor 0, produciendo 1.0</text:span></text:p>
      <text:p text:style-name="P2"><text:span text:style-name="T1">productor 0, produciendo 2.0</text:span></text:p>
      <text:p text:style-name="P2"><text:span text:style-name="T1">productor 0, produciendo 3.0</text:span></text:p>
      <text:p text:style-name="P2"><text:span text:style-name="T1">productor 0, produciendo 4.0</text:span></text:p>
      <text:p text:style-name="P2"><text:span text:style-name="T1">consumidor 1, consumiendo 100.0</text:span></text:p>
      <text:p text:style-name="P2"><text:span text:style-name="T1">productor 1, produciendo 102.0</text:span></text:p>
      <text:p text:style-name="P2"><text:span text:style-name="T1">consumidor 0, consumiendo 101.0</text:span></text:p>
      <text:p text:style-name="P2"><text:span text:style-name="T1">consumidor 1, consumiendo 3.0</text:span></text:p>
      <text:p text:style-name="P2"><text:span text:style-name="T1">productor 1, produciendo 103.0</text:span></text:p>
      <text:p text:style-name="P2"><text:span text:style-name="T1">productor 1, produciendo 104.0</text:span></text:p>
      <text:p text:style-name="P2"><text:span text:style-name="T1">productor 0, produciendo 5.0</text:span></text:p>
      <text:p text:style-name="P2"><text:span text:style-name="T1">consumidor 1, consumiendo 102.0</text:span></text:p>
      <text:p text:style-name="P2"><text:span text:style-name="T1">productor 1, produciendo 105.0</text:span></text:p>
      <text:p text:style-name="P2"><text:span text:style-name="T1">consumidor 0, consumiendo 4.0</text:span></text:p>
      <text:p text:style-name="P2"><text:span text:style-name="T1">consumidor 1, consumiendo 103.0</text:span></text:p>
      <text:p text:style-name="P2"><text:span text:style-name="T1">productor 0, produciendo 6.0</text:span></text:p>
      <text:p text:style-name="P2"><text:span text:style-name="T1">consumidor 1, consumiendo 5.0</text:span></text:p>
      <text:p text:style-name="P2"><text:span text:style-name="T1">productor 1, produciendo 106.0</text:span></text:p>
      <text:p text:style-name="P2"><text:span text:style-name="T1">consumidor 0, consumiendo 104.0</text:span></text:p>
      <text:p text:style-name="P2"><text:span text:style-name="T1">consumidor 1, consumiendo 105.0</text:span></text:p>
      <text:p text:style-name="P2"><text:span text:style-name="T1">productor 1, produciendo 107.0</text:span></text:p>
      <text:p text:style-name="P2"><text:span text:style-name="T1">productor 1, produciendo 108.0</text:span></text:p>
      <text:p text:style-name="P2"><text:span text:style-name="T1">productor 0, produciendo 7.0</text:span></text:p>
      <text:p text:style-name="P2"><text:span text:style-name="T1">consumidor 1, consumiendo 106.0</text:span></text:p>
      <text:p text:style-name="P2"><text:span text:style-name="T1">consumidor 0, consumiendo 6.0</text:span></text:p>
      <text:p text:style-name="P2"><text:span text:style-name="T1">consumidor 1, consumiendo 107.0</text:span></text:p>
      <text:p text:style-name="P2"><text:span text:style-name="T1">productor 1, produciendo 109.0</text:span></text:p>
      <text:p text:style-name="P2"><text:span text:style-name="T1">productor 0, produciendo 8.0</text:span></text:p>
      <text:p text:style-name="P2"><text:span text:style-name="T1">consumidor 1, consumiendo 7.0</text:span></text:p>
      <text:p text:style-name="P2"><text:span text:style-name="T1">productor 0, produciendo 9.0</text:span></text:p>
      <text:p text:style-name="P2"><text:span text:style-name="T1">consumidor 0, consumiendo 108.0</text:span></text:p>
      <text:p text:style-name="P2"><text:soft-page-break/><text:span text:style-name="T1">consumidor 1, consumiendo 109.0</text:span></text:p>
      <text:p text:style-name="P2"><text:span text:style-name="T1">consumidor 0, consumiendo 8.0</text:span></text:p>
      <text:p text:style-name="P2"><text:span text:style-name="T1">consumidor 0, consumiendo 9.0</text:span></text:p>
      <text:p text:style-name="P2"><text:span text:style-name="T1">consumidor 0, consumiendo 2.0</text:span></text:p>
      <text:p text:style-name="P2"><text:span text:style-name="T1">consumidor 0, consumiendo 1.0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Emilio Chica Jiménez<text:tab/><text:tab/>15/11/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n </meta:initial-creator>
    <meta:creation-date>2014-11-15T13:35:08</meta:creation-date>
    <dc:date>2014-11-15T14:27:45</dc:date>
    <dc:creator>nen </dc:creator>
    <meta:editing-duration>PT40M26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3" meta:paragraph-count="72" meta:word-count="380" meta:character-count="2787" meta:non-whitespace-character-count="2302"/>
  </office:meta>
</office:document-meta>
</file>